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10b7a0" officeooo:paragraph-rsid="0010b7a0"/>
    </style:style>
    <style:style style:name="P2" style:family="paragraph" style:parent-style-name="Standard">
      <loext:graphic-properties draw:fill="none"/>
      <style:paragraph-properties fo:margin-left="0.4366in" fo:margin-right="0in" fo:text-align="justify" style:justify-single-word="false" fo:text-indent="-0.25in" style:auto-text-indent="false" fo:background-color="transparent"/>
      <style:text-properties style:font-name="arial" officeooo:rsid="0010b7a0" officeooo:paragraph-rsid="0010b7a0"/>
    </style:style>
    <style:style style:name="P3" style:family="paragraph" style:parent-style-name="Standard">
      <loext:graphic-properties draw:fill="none"/>
      <style:paragraph-properties fo:margin-left="0.4366in" fo:margin-right="0in" fo:text-align="justify" style:justify-single-word="false" fo:text-indent="-0.25in" style:auto-text-indent="false" fo:background-color="transparent"/>
      <style:text-properties style:font-name="arial" officeooo:rsid="0010b7a0" officeooo:paragraph-rsid="001489d2"/>
    </style:style>
    <style:style style:name="P4" style:family="paragraph" style:parent-style-name="Standard">
      <loext:graphic-properties draw:fill="none"/>
      <style:paragraph-properties fo:margin-left="0.4366in" fo:margin-right="0in" fo:text-align="justify" style:justify-single-word="false" fo:text-indent="-0.25in" style:auto-text-indent="false" fo:background-color="transparent"/>
      <style:text-properties style:font-name="arial" officeooo:rsid="0010b7a0" officeooo:paragraph-rsid="0015dd63"/>
    </style:style>
    <style:style style:name="P5" style:family="paragraph" style:parent-style-name="Standard">
      <loext:graphic-properties draw:fill="none"/>
      <style:paragraph-properties fo:margin-left="0.4366in" fo:margin-right="0in" fo:text-align="justify" style:justify-single-word="false" fo:text-indent="-0.25in" style:auto-text-indent="false" fo:background-color="transparent"/>
      <style:text-properties style:font-name="arial" officeooo:rsid="0015dd63" officeooo:paragraph-rsid="0015dd63"/>
    </style:style>
    <style:style style:name="P6" style:family="paragraph" style:parent-style-name="Standard" style:master-page-name="">
      <loext:graphic-properties draw:fill="none"/>
      <style:paragraph-properties fo:margin-left="0.4366in" fo:margin-right="0in" fo:text-align="justify" style:justify-single-word="false" fo:text-indent="-0.25in" style:auto-text-indent="false" style:page-number="auto" fo:background-color="transparent"/>
      <style:text-properties style:font-name="arial" officeooo:rsid="0010b7a0" officeooo:paragraph-rsid="0010b7a0"/>
    </style:style>
    <style:style style:name="P7" style:family="paragraph" style:parent-style-name="Standard" style:master-page-name="">
      <style:paragraph-properties fo:text-align="justify" style:justify-single-word="false" style:page-number="auto"/>
      <style:text-properties style:font-name="arial" officeooo:rsid="0010b7a0" officeooo:paragraph-rsid="0010b7a0"/>
    </style:style>
    <style:style style:name="P8" style:family="paragraph" style:parent-style-name="Standard">
      <loext:graphic-properties draw:fill="none"/>
      <style:paragraph-properties fo:margin-left="0.4366in" fo:margin-right="0in" fo:text-align="justify" style:justify-single-word="false" fo:text-indent="-0.25in" style:auto-text-indent="false" fo:background-color="transparent"/>
      <style:text-properties style:font-name="arial" officeooo:rsid="0010b7a0" officeooo:paragraph-rsid="0010b7a0"/>
    </style:style>
    <style:style style:name="P9" style:family="paragraph" style:parent-style-name="Standard">
      <loext:graphic-properties draw:fill="none"/>
      <style:paragraph-properties fo:margin-left="0.4366in" fo:margin-right="0in" fo:text-align="justify" style:justify-single-word="false" fo:text-indent="-0.25in" style:auto-text-indent="false" fo:background-color="transparent"/>
      <style:text-properties style:font-name="arial" officeooo:rsid="0010b7a0" officeooo:paragraph-rsid="00196eed"/>
    </style:style>
    <style:style style:name="P10" style:family="paragraph" style:parent-style-name="Standard">
      <loext:graphic-properties draw:fill="none"/>
      <style:paragraph-properties fo:margin-left="0.4366in" fo:margin-right="0in" fo:text-align="justify" style:justify-single-word="false" fo:text-indent="-0.25in" style:auto-text-indent="false" fo:background-color="transparent"/>
      <style:text-properties style:font-name="arial" officeooo:rsid="0010b7a0" officeooo:paragraph-rsid="001a765d"/>
    </style:style>
    <style:style style:name="P11" style:family="paragraph" style:parent-style-name="Standard">
      <loext:graphic-properties draw:fill="none"/>
      <style:paragraph-properties fo:margin-left="0.4366in" fo:margin-right="0in" fo:text-align="justify" style:justify-single-word="false" fo:text-indent="-0.25in" style:auto-text-indent="false" fo:background-color="transparent"/>
      <style:text-properties style:font-name="arial" officeooo:rsid="0010b7a0" officeooo:paragraph-rsid="001e0d54"/>
    </style:style>
    <style:style style:name="P12" style:family="paragraph" style:parent-style-name="Standard">
      <loext:graphic-properties draw:fill="none"/>
      <style:paragraph-properties fo:margin-left="0.4366in" fo:margin-right="0in" fo:text-align="justify" style:justify-single-word="false" fo:text-indent="-0.25in" style:auto-text-indent="false" fo:background-color="transparent"/>
      <style:text-properties style:font-name="arial" officeooo:rsid="0010b7a0" officeooo:paragraph-rsid="001e7664"/>
    </style:style>
    <style:style style:name="P13" style:family="paragraph" style:parent-style-name="Standard">
      <loext:graphic-properties draw:fill="none"/>
      <style:paragraph-properties fo:margin-left="0.4366in" fo:margin-right="0in" fo:text-align="justify" style:justify-single-word="false" fo:text-indent="-0.25in" style:auto-text-indent="false" fo:background-color="transparent"/>
      <style:text-properties style:font-name="arial" officeooo:rsid="0010b7a0" officeooo:paragraph-rsid="002018c0"/>
    </style:style>
    <style:style style:name="P14" style:family="paragraph" style:parent-style-name="Standard">
      <loext:graphic-properties draw:fill="none"/>
      <style:paragraph-properties fo:margin-left="0.4366in" fo:margin-right="0in" fo:text-align="justify" style:justify-single-word="false" fo:text-indent="-0.25in" style:auto-text-indent="false" fo:background-color="transparent"/>
      <style:text-properties style:font-name="arial" officeooo:rsid="0010b7a0" officeooo:paragraph-rsid="001489d2"/>
    </style:style>
    <style:style style:name="P15" style:family="paragraph" style:parent-style-name="Standard">
      <loext:graphic-properties draw:fill="none"/>
      <style:paragraph-properties fo:margin-left="0.4366in" fo:margin-right="0in" fo:text-align="justify" style:justify-single-word="false" fo:text-indent="-0.25in" style:auto-text-indent="false" fo:background-color="transparent"/>
      <style:text-properties style:font-name="arial" officeooo:rsid="00223fb8" officeooo:paragraph-rsid="00223fb8"/>
    </style:style>
    <style:style style:name="P16" style:family="paragraph" style:parent-style-name="Standard">
      <loext:graphic-properties draw:fill="none"/>
      <style:paragraph-properties fo:margin-left="0.4366in" fo:margin-right="0in" fo:text-align="justify" style:justify-single-word="false" fo:text-indent="-0.25in" style:auto-text-indent="false" fo:background-color="transparent"/>
      <style:text-properties style:font-name="arial" officeooo:rsid="0015dd63" officeooo:paragraph-rsid="0015dd63"/>
    </style:style>
    <style:style style:name="P17" style:family="paragraph" style:parent-style-name="Standard" style:master-page-name="">
      <style:paragraph-properties fo:text-align="justify" style:justify-single-word="false" style:page-number="auto"/>
      <style:text-properties style:font-name="arial" officeooo:rsid="0010b7a0" officeooo:paragraph-rsid="001e0d54"/>
    </style:style>
    <style:style style:name="P18" style:family="paragraph" style:parent-style-name="Standard" style:master-page-name="">
      <style:paragraph-properties fo:text-align="justify" style:justify-single-word="false" style:page-number="auto"/>
      <style:text-properties style:font-name="arial" officeooo:rsid="0010b7a0" officeooo:paragraph-rsid="00196eed"/>
    </style:style>
    <style:style style:name="P19" style:family="paragraph" style:parent-style-name="Standard" style:master-page-name="">
      <style:paragraph-properties fo:text-align="justify" style:justify-single-word="false" style:page-number="auto"/>
      <style:text-properties style:font-name="arial" officeooo:rsid="0010b7a0" officeooo:paragraph-rsid="001d99e5"/>
    </style:style>
    <style:style style:name="P20" style:family="paragraph" style:parent-style-name="Standard" style:master-page-name="">
      <style:paragraph-properties fo:text-align="justify" style:justify-single-word="false" style:page-number="auto"/>
      <style:text-properties style:font-name="arial" officeooo:rsid="0010b7a0" officeooo:paragraph-rsid="001d99e5"/>
    </style:style>
    <style:style style:name="P21" style:family="paragraph" style:parent-style-name="Standard">
      <loext:graphic-properties draw:fill="none"/>
      <style:paragraph-properties fo:margin-left="0.1866in" fo:margin-right="0in" fo:text-align="justify" style:justify-single-word="false" fo:text-indent="0in" style:auto-text-indent="false" fo:background-color="transparent"/>
      <style:text-properties style:font-name="arial" officeooo:rsid="0010b7a0" officeooo:paragraph-rsid="001a765d"/>
    </style:style>
    <style:style style:name="P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officeooo:rsid="001e0d54" officeooo:paragraph-rsid="001e0d54"/>
    </style:style>
    <style:style style:name="P23" style:family="paragraph" style:parent-style-name="Standard" style:master-page-name="">
      <style:paragraph-properties fo:text-align="justify" style:justify-single-word="false" style:page-number="auto"/>
      <style:text-properties style:font-name="arial" officeooo:rsid="0010b7a0" officeooo:paragraph-rsid="001e0d54"/>
    </style:style>
    <style:style style:name="P24" style:family="paragraph" style:parent-style-name="Standard" style:master-page-name="">
      <style:paragraph-properties fo:text-align="justify" style:justify-single-word="false" style:page-number="auto"/>
      <style:text-properties style:font-name="arial" officeooo:rsid="0010b7a0" officeooo:paragraph-rsid="001e0d54"/>
    </style:style>
    <style:style style:name="P25" style:family="paragraph" style:parent-style-name="Standard" style:master-page-name="">
      <style:paragraph-properties fo:text-align="justify" style:justify-single-word="false" style:page-number="auto"/>
      <style:text-properties style:font-name="arial" officeooo:rsid="0010b7a0" officeooo:paragraph-rsid="001e7664"/>
    </style:style>
    <style:style style:name="P26" style:family="paragraph" style:parent-style-name="Standard" style:master-page-name="">
      <style:paragraph-properties fo:text-align="justify" style:justify-single-word="false" style:page-number="auto"/>
      <style:text-properties style:font-name="arial" officeooo:rsid="0010b7a0" officeooo:paragraph-rsid="002018c0"/>
    </style:style>
    <style:style style:name="P27" style:family="paragraph" style:parent-style-name="Standard" style:master-page-name="">
      <style:paragraph-properties fo:text-align="justify" style:justify-single-word="false" style:page-number="auto"/>
      <style:text-properties style:font-name="arial" officeooo:rsid="0010b7a0" officeooo:paragraph-rsid="002018c0"/>
    </style:style>
    <style:style style:name="T1" style:family="text">
      <style:text-properties officeooo:rsid="00115600"/>
    </style:style>
    <style:style style:name="T2" style:family="text">
      <style:text-properties officeooo:rsid="00136354"/>
    </style:style>
    <style:style style:name="T3" style:family="text">
      <style:text-properties officeooo:rsid="001489d2"/>
    </style:style>
    <style:style style:name="T4" style:family="text">
      <style:text-properties officeooo:rsid="0015dd63"/>
    </style:style>
    <style:style style:name="T5" style:family="text">
      <style:text-properties officeooo:rsid="0017582d"/>
    </style:style>
    <style:style style:name="T6" style:family="text">
      <style:text-properties officeooo:rsid="0018a311"/>
    </style:style>
    <style:style style:name="T7" style:family="text">
      <style:text-properties officeooo:rsid="00196eed"/>
    </style:style>
    <style:style style:name="T8" style:family="text">
      <style:text-properties officeooo:rsid="001a765d"/>
    </style:style>
    <style:style style:name="T9" style:family="text">
      <style:text-properties officeooo:rsid="001cd9a3"/>
    </style:style>
    <style:style style:name="T10" style:family="text">
      <style:text-properties officeooo:rsid="001d99e5"/>
    </style:style>
    <style:style style:name="T11" style:family="text">
      <style:text-properties officeooo:rsid="001e0d54"/>
    </style:style>
    <style:style style:name="T12" style:family="text">
      <style:text-properties officeooo:rsid="001e7664"/>
    </style:style>
    <style:style style:name="T13" style:family="text">
      <style:text-properties officeooo:rsid="002018c0"/>
    </style:style>
    <style:style style:name="T14" style:family="text">
      <style:text-properties officeooo:rsid="00230d4c"/>
    </style:style>
    <style:style style:name="T15" style:family="text">
      <style:text-properties officeooo:rsid="00234657"/>
    </style:style>
    <style:style style:name="T16" style:family="text">
      <style:text-properties officeooo:rsid="0023e3c1"/>
    </style:style>
    <style:style style:name="T17" style:family="text">
      <style:text-properties officeooo:rsid="00253141"/>
    </style:style>
    <style:style style:name="T18" style:family="text">
      <style:text-properties officeooo:rsid="00257688"/>
    </style:style>
    <style:style style:name="T19" style:family="text">
      <style:text-properties officeooo:rsid="002726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0_1526404147"/>FLAG_ACTIVITY_NO_ANIMATION</text:p>
      <text:p text:style-name="P6"><text:tab/><text:tab/>Activity mới được tạo ra sẽ không có hiệu ứng chuyển cảnh mà hiện ngay activity mới ngay.<text:bookmark-end text:name="__DdeLink__0_1526404147"/></text:p>
      <text:p text:style-name="P7"><text:bookmark-start text:name="__DdeLink__79_1684402981"/>FLAG_ACTIVITY_NO_HISTORY<text:bookmark-end text:name="__DdeLink__79_1684402981"/></text:p>
      <text:p text:style-name="P2"><text:tab/><text:tab/>Activity mới được tạo ra sẽ không được lưu trong back stack. Ví dụ nếu activity mới này gọi một activity khác rồi ấn back thì sẽ chuyển về activity trước nữa thay vì activity mới này.</text:p>
      <text:p text:style-name="P7">FLAG_ACTIVITY_<text:span text:style-name="T1">REORDER_TO_FRONT</text:span></text:p>
      <text:p text:style-name="P2"><text:tab/><text:tab/><text:span text:style-name="T1">Nếu activity mới đã được chạy trước đó thì sẽ được chuyển lên đầu của back stack. Ví dụ back stack hiện tại A, B, C; khi C gọi B thì stack trở thành A, C, B (B được chuyển lên đầu). Nhưng khi em thử với code thì lại xảy ra lỗi, khi B được chuyển lên đầu nếu ấn back thì sẽ thoát ra launcher (?!?!), vào lại app thì sẽ ở activity C, ấn tiếp back thành A.</text:span></text:p>
      <text:p text:style-name="P2"><text:tab/><text:tab/>Dùng <text:span text:style-name="T14">cho các activity mà chỉ được / cần tạo duy nhất 1 cá thể chính nó.</text:span></text:p>
      <text:p text:style-name="P7">FLAG_ACTIVITY_<text:span text:style-name="T2">NEW_TASK</text:span></text:p>
      <text:p text:style-name="P4"><text:tab/><text:tab/><text:span text:style-name="T4">Cờ này sẽ làm cho activity mới trở thành gốc của một task mới. Vấn đề này có thể được thử nghiệm dễ nếu dùng chung với cờ FLAG_ACTIVITY_CLEAR_TASK.</text:span></text:p>
      <text:p text:style-name="P5"><text:tab/><text:tab/>Ngoài ra, trong documentation có ghi nếu trong stack đã tồn tại một task trước đó sở hữu activity muốn tạo thì activity này sẽ không được tạo mới mà thay vào đó task đó sẽ được mang lên trước. Vấn đề này thì em vẫn không hiểu rõ và chưa tìm ra cách dựng lại tình huống.</text:p>
      <text:p text:style-name="P5"><text:tab/><text:tab/><text:span text:style-name="T19">Cờ này thường được dùng với các cờ khác.</text:span></text:p>
      <text:p text:style-name="P7">FLAG_ACTIVITY_<text:span text:style-name="T2">CLEAR_TASK</text:span></text:p>
      <text:p text:style-name="P3"><text:tab/><text:tab/><text:span text:style-name="T3">Cờ này sẽ khiến cho task chứa activity gọi intent bị hủy trước khi activity mới bắt đầu. Nói cách khác, Activity mới sẽ là activity đầu của một task mới, và các activity trước sẽ bị hủy. Cờ này bắt buộc phải dùng chung với FLAG_ACTIVITY_NEW_TASK (để nó tạo ra một task mới cho activity mới).</text:span></text:p>
      <text:p text:style-name="P3"><text:tab/><text:tab/><text:span text:style-name="T15">Tiện trong việc sử dụng nếu ta muốn bỏ hết các activity trước đó, ví dụ như màn hình đăng nhập hay đăng ký.</text:span></text:p>
      <text:p text:style-name="P7">FLAG_ACTIVITY_<text:span text:style-name="T5">CLEAR_TOP</text:span></text:p>
      <text:p text:style-name="P2"><text:tab/><text:tab/><text:span text:style-name="T5">Nếu activity mới đã chạy trong task rồi thì thay vì tạo một instance mới thì hệ thống sẽ bỏ hết các activity đứng trước nó (lúc này sẽ đứng đầu stack). Ví dụ trong demo là stack hiện tại A, B, C; khi C gọi B thì thay vì tạo thêm một activity B mới, stack lúc này sẽ trở thành A, B (C bị loại bỏ).</text:span></text:p>
      <text:p text:style-name="P2"><text:tab/><text:tab/><text:span text:style-name="T17">Cờ này có thể dùng trong việc loại bỏ các bước trung gian trong quá trình. Ví dụ như mua hàng khi tính tiền thì ta phải tiến qua nhiều bước nhập thông tin, nhưng khi hoàn thành thì ta cũng không cần quay lại các bước này mà cứ về thẳng màn hình ban đầu mình muốn.</text:span></text:p>
      <text:p text:style-name="P7"><text:bookmark-start text:name="__DdeLink__63_1684402981"/>FLAG_ACTIVITY_<text:span text:style-name="T6">SINGLE_TOP</text:span></text:p>
      <text:p text:style-name="P2"><text:tab/><text:tab/><text:span text:style-name="T6">Nếu activity mới đang ở trên cùng của stack thì sẽ không tạo mới.</text:span><text:bookmark-end text:name="__DdeLink__63_1684402981"/></text:p>
      <text:p text:style-name="P2"><text:tab/><text:tab/>Dùng <text:span text:style-name="T16">trong các trường hợp ta không muốn tạo instance mới liên tục, ví dụ như khung tìm kiếm. Vì ở trang kết quả lại có một khung tìm kiếm khác. Ta không muốn các kết quả tìm kiếm chồng lên nhau nên chỉ cần giữ một trang kết quả mới nhất là được.</text:span></text:p>
      <text:p text:style-name="P18"><text:bookmark-start text:name="__DdeLink__65_1684402981"/>FLAG_ACTIVITY_<text:span text:style-name="T7">NEW_DOCUMENT</text:span></text:p>
      <text:p text:style-name="P9"><text:tab/><text:tab/><text:span text:style-name="T7">Activity mới sẽ được tạo ra trong một task mới và xuất hiện ở một tab khác trong danh sách app sử dụng gần đây. </text:span><text:bookmark-end text:name="__DdeLink__65_1684402981"/></text:p>
      <text:p text:style-name="P9"><text:tab/><text:tab/><text:span text:style-name="T9">Tương tự với cờ NEW_TASK, trong documentation có đề cập chuyện nếu chỉ dùng riêng cờ này thì hệ thống sẽ tìm xem có task tương tự với intent muốn tạo hay không , nếu có tồn tại thì task này sẽ bị xóa và khởi động lại, không tồn tại thì mới được tạo mới. Em vẫn không rõ miêu tả và chưa tìm ra cách dựng tình huống.</text:span></text:p>
      <text:p text:style-name="P15"><text:soft-page-break/><text:tab/><text:tab/>Nhược điểm: ở activity mới được tạo ra, em không lấy được dữ liệu intent tạo ra nó. Cụ thể, getFlags của getIntent trả về một số nguyên khác hẳn.</text:p>
      <text:p text:style-name="P15"><text:tab/><text:tab/>Dùng <text:span text:style-name="T14">trong những việc mà ta muốn nó tách riêng trong danh sách app gần đây, ví dụ như từng trang web, email, sheet,...</text:span></text:p>
      <text:p text:style-name="P19">FLAG_ACTIVITY_<text:span text:style-name="T10">RETAIN_IN_RECENTS</text:span></text:p>
      <text:p text:style-name="P10"><text:tab/><text:tab/><text:span text:style-name="T8">Cờ này được sử dụng chung với FLAG_ACTIVITY_NEW_DOCUMENT. Vì mặc định activity mới được tạo với NEW_DOCUMENT sẽ chỉ ở lại danh sách app gần đây khi nó chưa kết thúc. Để giữ lại nó trong danh sách khi nó đã kết thúc, ta cần sử dụng thêm lá cờ này. </text:span></text:p>
      <text:p text:style-name="P21"/>
      <text:p text:style-name="P10"/>
      <text:p text:style-name="P22">Các flags chưa demo được: </text:p>
      <text:p text:style-name="P19"><text:bookmark-start text:name="__DdeLink__69_1684402981"/>FLAG_ACTIVITY_<text:span text:style-name="T10">MULTIPLE_TASKS</text:span></text:p>
      <text:p text:style-name="P11"><text:tab/><text:span text:style-name="T8">Cờ này chỉ dùng chung với cờ NEW_TASK và NEW_DOCUMENT, để chặn việc sử dụng lại task cũ mà thay vào đó là tạo task mới hoàn toàn. Nhưng em chưa tìm ra cách dựng 2 tình huống này nên không demo được.</text:span><text:bookmark-end text:name="__DdeLink__69_1684402981"/></text:p>
      <text:p text:style-name="P17">FLAG_ACTIVITY_EXCLUDE_<text:span text:style-name="T11">FROM_RECENTS</text:span></text:p>
      <text:p text:style-name="P11"><text:tab/><text:span text:style-name="T11">Theo documentation thì cờ này sẽ làm cho activity mới không xuất hiện trong danh sách app gần đây. Nhưng em thêm cỡ nào thì nó vẫn xuất hiện trong đó.</text:span></text:p>
      <text:p text:style-name="P17">FLAG_ACTIVITY_<text:span text:style-name="T11">LAUNCH_ADJACENT</text:span></text:p>
      <text:p text:style-name="P11"><text:tab/>Dùng <text:span text:style-name="T11">trong split screen của 7.0+. Em không rõ phải test như thế nào.</text:span></text:p>
      <text:p text:style-name="P17"><text:bookmark-start text:name="__DdeLink__72_1684402981"/>FLAG_ACTIVITY_<text:span text:style-name="T11">NO_USER_ACTION</text:span></text:p>
      <text:p text:style-name="P11"><text:tab/>Em k<text:span text:style-name="T11">hông hiểu miêu tả trong documentation. Documentation chỉ đề cập cờ này sẽ chặn không gọi hàm onUserLeaveHint() - 1 hàm được gọi khi người dùng cho app vào background.</text:span><text:bookmark-end text:name="__DdeLink__72_1684402981"/></text:p>
      <text:p text:style-name="P25">FLAG_ACTIVITY_<text:span text:style-name="T12">PREVIOUS_IS_TOP</text:span></text:p>
      <text:p text:style-name="P12"><text:tab/>Em k<text:span text:style-name="T11">hông rõ ứng dụng của lá cờ này. Theo như em hiểu thì cờ này sẽ làm cho hệ thống coi activity trước là activity gửi Intent, thay vì activity hiện tại. Ví dụ như activity A gọi B, B gọi C với intent có cờ này thì hệ thống xem A là activity gọi C. Ứng dụng duy nhất có đề cập trên mạng là dùng trong các bảng app chooser (chọn app khi thực hiện một tác vụ nào đó) với cờ FLAG_ACTIVITY_FORWARD_RESULT thì thay vì kết quả trả về app chooser thì kết quả sẽ trả về trực tiếp cho activity gọi app chooser đó. </text:span></text:p>
      <text:p text:style-name="P26">FLAG_ACTIVITY_<text:span text:style-name="T13">RESET_TASK_IF_NEEDED</text:span></text:p>
      <text:p text:style-name="P13"><text:tab/>Em k<text:span text:style-name="T13">hông hiểu mô tả trong documentation, cũng không có nguồn trên mạng nào đề cập cờ này. </text:span></text:p>
      <text:p text:style-name="P26">FLAG_ACTIVITY_<text:span text:style-name="T13">TASK_ON_HOME</text:span></text:p>
      <text:p text:style-name="P13"><text:tab/><text:span text:style-name="T13">Theo như documentation thì cờ này sẽ làm tạo ra một task mới nằm trên home activity task. Thì khi ấn back ở activity mới thì nó phải thoát ra home launcher (cái này em thấy mạng đề cập). Nhưng em làm theo thì không thực hiện được, không có gì khác so với không dùng cờ nà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3T16:21:27.166521058</meta:creation-date>
    <dc:date>2017-07-14T17:14:50.321175291</dc:date>
    <meta:editing-duration>PT5H31M1S</meta:editing-duration>
    <meta:editing-cycles>28</meta:editing-cycles>
    <meta:generator>LibreOffice/5.2.2.2$Linux_X86_64 LibreOffice_project/20m0$Build-2</meta:generator>
    <meta:document-statistic meta:table-count="0" meta:image-count="0" meta:object-count="0" meta:page-count="2" meta:paragraph-count="42" meta:word-count="1049" meta:character-count="5316" meta:non-whitespace-character-count="4261"/>
  </office:meta>
</office:document-meta>
</file>